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tyle="italic" officeooo:rsid="0005d384" officeooo:paragraph-rsid="0005d384" style:font-style-asian="italic" style:font-style-complex="italic"/>
    </style:style>
    <style:style style:name="P2" style:family="paragraph" style:parent-style-name="Standard">
      <style:text-properties officeooo:paragraph-rsid="0005d384"/>
    </style:style>
    <style:style style:name="P3" style:family="paragraph" style:parent-style-name="Standard">
      <style:text-properties officeooo:paragraph-rsid="00077bd5"/>
    </style:style>
    <style:style style:name="T1" style:family="text">
      <style:text-properties fo:font-style="italic" officeooo:rsid="0005d384" style:font-style-asian="italic" style:font-style-complex="italic"/>
    </style:style>
    <style:style style:name="T2" style:family="text">
      <style:text-properties fo:font-style="normal" officeooo:rsid="0005d384" style:font-style-asian="normal" style:font-style-complex="normal"/>
    </style:style>
    <style:style style:name="T3" style:family="text">
      <style:text-properties fo:font-style="normal" officeooo:rsid="00065c40" style:font-style-asian="normal" style:font-style-complex="normal"/>
    </style:style>
    <style:style style:name="T4" style:family="text">
      <style:text-properties fo:font-style="normal" officeooo:rsid="00074717" style:font-style-asian="normal" style:font-style-complex="normal"/>
    </style:style>
    <style:style style:name="T5" style:family="text">
      <style:text-properties fo:font-style="normal" officeooo:rsid="00077bd5" style:font-style-asian="normal" style:font-style-complex="normal"/>
    </style:style>
    <style:style style:name="T6" style:family="text">
      <style:text-properties fo:font-style="normal" officeooo:rsid="00074717" fo:background-color="#ffff00" loext:char-shading-value="0" style:font-style-asian="normal" style:font-style-complex="normal"/>
    </style:style>
    <style:style style:name="T7" style:family="text">
      <style:text-properties fo:font-style="normal" officeooo:rsid="00065c40" fo:background-color="#ffff00" loext:char-shading-value="0" style:font-style-asian="normal" style:font-style-complex="normal"/>
    </style:style>
    <style:style style:name="T8" style:family="text">
      <style:text-properties fo:font-style="normal" officeooo:rsid="0005d384" fo:background-color="#ffff00" loext:char-shading-value="0" style:font-style-asian="normal" style:font-style-complex="normal"/>
    </style:style>
    <style:style style:name="T9" style:family="text">
      <style:text-properties fo:font-style="normal" officeooo:rsid="00077bd5" fo:background-color="#ffff00" loext:char-shading-value="0" style:font-style-asian="normal" style:font-style-complex="normal"/>
    </style:style>
    <style:style style:name="T10" style:family="text">
      <style:text-properties fo:font-style="normal" officeooo:rsid="00077bd5" fo:background-color="transparent" loext:char-shading-value="0" style:font-style-asian="normal" style:font-style-complex="normal"/>
    </style:style>
    <style:style style:name="T11" style:family="text">
      <style:text-properties fo:language="en" fo:country="US" fo:font-style="normal" officeooo:rsid="000831af" fo:background-color="transparent" loext:char-shading-value="0" style:font-style-asian="normal" style:font-style-complex="normal"/>
    </style:style>
    <style:style style:name="T12" style:family="text">
      <style:text-properties fo:language="en" fo:country="US" fo:font-style="normal" officeooo:rsid="000831af" fo:background-color="#ffff00" loext:char-shading-value="0"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mpio I.S. - 3530904/10002 – Opinion-Led Essay</text:p>
      <text:p text:style-name="P1"/>
      <text:p text:style-name="P1"><text:tab/>“ There are too many unacceptable methods in advertising today “</text:p>
      <text:p text:style-name="P1"/>
      <text:p text:style-name="P2"><text:span text:style-name="T1"><text:tab/></text:span><text:span text:style-name="T8">Nowadays</text:span><text:span text:style-name="T2">, people believe that there are too many unacceptable methods in advertising. </text:span><text:span text:style-name="T3">They say things like manipulating images is wrong, it distorts our kids’ perception, let government take advantage and restrict advertisements.</text:span></text:p>
      <text:p text:style-name="P2"><text:span text:style-name="T3"><text:tab/>I strongly disagree with their opinion. </text:span><text:span text:style-name="T7">Firstly,</text:span><text:span text:style-name="T3"> it is outright manipulation. </text:span><text:span text:style-name="T6">Obviously,</text:span><text:span text:style-name="T4"> t</text:span><text:span text:style-name="T3">here are no unacceptable methods in advertising but people who refuse to think critically. If one or another advertisement really is bad, cancel culture and market will solve the problem by damaging advertiser’s reputation. </text:span><text:span text:style-name="T7">Secondly</text:span><text:span text:style-name="T3">, it is people’s responsibility to analyse information they get and decide whether they accept it or not. If you have someone who decides which advert should you see and which </text:span><text:span text:style-name="T4">you should not, </text:span><text:span text:style-name="T3">that is </text:span><text:span text:style-name="T5">c</text:span><text:span text:style-name="T3">ensorship, </text:span><text:span text:style-name="T4">even worse if it is by government,</text:span><text:span text:style-name="T3"> </text:span><text:span text:style-name="T4">which is fatal to freedom of speech. </text:span><text:span text:style-name="T9">Undoubtedly, </text:span><text:span text:style-name="T4">People must have access to unfiltered information.</text:span></text:p>
      <text:p text:style-name="P2"><text:span text:style-name="T4"><text:tab/></text:span><text:span text:style-name="T9">However,</text:span><text:span text:style-name="T5"> t</text:span><text:span text:style-name="T4">hey say that advertisements can be shocking and cause harm to mental health of people. </text:span><text:span text:style-name="T5">Should I explain that it is pure nonsense? </text:span><text:span text:style-name="T9">Needless to say</text:span><text:span text:style-name="T5">, it is people who decide how to react to an ad. </text:span><text:span text:style-name="T9">Therefore, </text:span><text:span text:style-name="T10">government should not take an opportunity to learn critical thinking from its citizens. </text:span></text:p>
      <text:p text:style-name="P3"><text:span text:style-name="T10"><text:tab/></text:span><text:span text:style-name="T9">To sum up</text:span><text:span text:style-name="T10">, any attempt to restrict advertisements to use someone’s moral principles to censor it would lead to illiteracy of common people and growing restrictive power of a government. If it isn’t outright obvious to you why this is bad, censorship of any kind is an </text:span><text:span text:style-name="T11">attack on freedom of thought. </text:span><text:span text:style-name="T12">Ultimately, </text:span><text:span text:style-name="T11">people should learn to filter adverts by themselves, not giving the government a legal right to restrict information field.</text:span></text:p>
      <text:p text:style-name="P3"><text:span text:style-name="T11"/></text:p>
      <text:p text:style-name="P3"><text:span text:style-name="T11"><text:tab/>Linkers: 10</text:span></text:p>
      <text:p text:style-name="P3"><text:span text:style-name="T11"><text:tab/>Total: 27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4T13:12:52.075784073</meta:creation-date>
    <dc:date>2022-03-14T14:03:48.966968382</dc:date>
    <meta:editing-duration>PT4M54S</meta:editing-duration>
    <meta:editing-cycles>1</meta:editing-cycles>
    <meta:document-statistic meta:table-count="0" meta:image-count="0" meta:object-count="0" meta:page-count="1" meta:paragraph-count="8" meta:word-count="282" meta:character-count="1773" meta:non-whitespace-character-count="1490"/>
    <meta:generator>LibreOffice/6.4.7.2$Linux_X86_64 LibreOffice_project/40$Build-2</meta:generator>
  </office:meta>
</office:document-meta>
</file>